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7.897cm" table:align="left"/>
    </style:style>
    <style:style style:name="Tableau1.A" style:family="table-column">
      <style:table-column-properties style:column-width="1.42cm"/>
    </style:style>
    <style:style style:name="Tableau1.B" style:family="table-column">
      <style:table-column-properties style:column-width="6.477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Heading_20_1">
      <style:text-properties officeooo:paragraph-rsid="000d10b5"/>
    </style:style>
    <style:style style:name="P2" style:family="paragraph" style:parent-style-name="Horizontal_20_Line">
      <style:text-properties officeooo:paragraph-rsid="000d10b5"/>
    </style:style>
    <style:style style:name="P3" style:family="paragraph" style:parent-style-name="Table_20_Contents">
      <style:text-properties officeooo:paragraph-rsid="000d10b5"/>
    </style:style>
    <style:style style:name="P4" style:family="paragraph" style:parent-style-name="Table_20_Heading">
      <style:text-properties officeooo:paragraph-rsid="000d10b5"/>
    </style:style>
    <style:style style:name="P5" style:family="paragraph" style:parent-style-name="Text_20_body">
      <style:text-properties officeooo:paragraph-rsid="000d10b5"/>
    </style:style>
    <style:style style:name="P6" style:family="paragraph" style:parent-style-name="Table_20_Contents">
      <style:text-properties officeooo:rsid="0001aef3" officeooo:paragraph-rsid="000d10b5"/>
    </style:style>
    <style:style style:name="P7" style:family="paragraph" style:parent-style-name="Text_20_body">
      <style:text-properties officeooo:paragraph-rsid="000ecdd2"/>
    </style:style>
    <style:style style:name="P8" style:family="paragraph" style:parent-style-name="Text_20_body">
      <style:text-properties officeooo:rsid="00150a8e" officeooo:paragraph-rsid="00150a8e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text-properties officeooo:rsid="0015b1b2"/>
    </style:style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P13" style:family="paragraph" style:parent-style-name="Text_20_body" style:list-style-name="L4"/>
    <style:style style:name="P14" style:family="paragraph" style:parent-style-name="Text_20_body" style:list-style-name="L5"/>
    <style:style style:name="P15" style:family="paragraph" style:parent-style-name="Text_20_body" style:list-style-name="L6"/>
    <style:style style:name="P16" style:family="paragraph" style:parent-style-name="Text_20_body" style:list-style-name="L7"/>
    <style:style style:name="P17" style:family="paragraph" style:parent-style-name="Text_20_body" style:list-style-name="L8"/>
    <style:style style:name="P18" style:family="paragraph" style:parent-style-name="Text_20_body" style:list-style-name="L9"/>
    <style:style style:name="P19" style:family="paragraph" style:parent-style-name="Text_20_body" style:list-style-name="L10"/>
    <style:style style:name="P20" style:family="paragraph" style:parent-style-name="Text_20_body" style:list-style-name="L11"/>
    <style:style style:name="P21" style:family="paragraph" style:parent-style-name="Text_20_body" style:list-style-name="L12"/>
    <style:style style:name="P22" style:family="paragraph" style:parent-style-name="Text_20_body" style:list-style-name="L13"/>
    <style:style style:name="P23" style:family="paragraph" style:parent-style-name="Text_20_body" style:list-style-name="L14"/>
    <style:style style:name="P24" style:family="paragraph" style:parent-style-name="Text_20_body" style:list-style-name="L15"/>
    <style:style style:name="P25" style:family="paragraph" style:parent-style-name="Text_20_body" style:list-style-name="L16"/>
    <style:style style:name="P26" style:family="paragraph" style:parent-style-name="Text_20_body" style:list-style-name="L16">
      <style:text-properties officeooo:rsid="000ecdd2" officeooo:paragraph-rsid="000ecdd2"/>
    </style:style>
    <style:style style:name="P27" style:family="paragraph" style:parent-style-name="Text_20_body" style:list-style-name="L17"/>
    <style:style style:name="P28" style:family="paragraph" style:parent-style-name="Text_20_body" style:list-style-name="L18"/>
    <style:style style:name="P29" style:family="paragraph" style:parent-style-name="Text_20_body" style:list-style-name="L19"/>
    <style:style style:name="P30" style:family="paragraph" style:parent-style-name="Text_20_body" style:list-style-name="L20"/>
    <style:style style:name="P31" style:family="paragraph" style:parent-style-name="Text_20_body" style:list-style-name="L21"/>
    <style:style style:name="P32" style:family="paragraph" style:parent-style-name="Text_20_body" style:list-style-name="L22"/>
    <style:style style:name="P33" style:family="paragraph" style:parent-style-name="Text_20_body" style:list-style-name="L23"/>
    <style:style style:name="P34" style:family="paragraph" style:parent-style-name="Text_20_body" style:list-style-name="L24"/>
    <style:style style:name="P35" style:family="paragraph" style:parent-style-name="Text_20_body" style:list-style-name="L25"/>
    <style:style style:name="P36" style:family="paragraph" style:parent-style-name="Text_20_body" style:list-style-name="L26"/>
    <style:style style:name="P37" style:family="paragraph" style:parent-style-name="Text_20_body" style:list-style-name="L27"/>
    <style:style style:name="P38" style:family="paragraph" style:parent-style-name="Text_20_body" style:list-style-name="L28"/>
    <style:style style:name="P39" style:family="paragraph" style:parent-style-name="Text_20_body" style:list-style-name="L29"/>
    <style:style style:name="P40" style:family="paragraph" style:parent-style-name="Text_20_body" style:list-style-name="L30"/>
    <style:style style:name="P41" style:family="paragraph" style:parent-style-name="Text_20_body" style:list-style-name="L31"/>
    <style:style style:name="P42" style:family="paragraph" style:parent-style-name="Text_20_body" style:list-style-name="L32"/>
    <style:style style:name="P43" style:family="paragraph" style:parent-style-name="Text_20_body" style:list-style-name="L33"/>
    <style:style style:name="P44" style:family="paragraph" style:parent-style-name="Text_20_body" style:list-style-name="L34"/>
    <style:style style:name="P45" style:family="paragraph" style:parent-style-name="Text_20_body" style:list-style-name="L35"/>
    <style:style style:name="P46" style:family="paragraph" style:parent-style-name="Text_20_body" style:list-style-name="L36"/>
    <style:style style:name="P47" style:family="paragraph" style:parent-style-name="Text_20_body" style:list-style-name="L37"/>
    <style:style style:name="P48" style:family="paragraph" style:parent-style-name="Text_20_body" style:list-style-name="L38"/>
    <style:style style:name="P49" style:family="paragraph" style:parent-style-name="Text_20_body" style:list-style-name="L39"/>
    <style:style style:name="P50" style:family="paragraph" style:parent-style-name="Text_20_body" style:list-style-name="L40"/>
    <style:style style:name="P51" style:family="paragraph" style:parent-style-name="Text_20_body" style:list-style-name="L41"/>
    <style:style style:name="P52" style:family="paragraph" style:parent-style-name="Text_20_body" style:list-style-name="L42"/>
    <style:style style:name="P53" style:family="paragraph" style:parent-style-name="Text_20_body" style:list-style-name="L43"/>
    <style:style style:name="P54" style:family="paragraph" style:parent-style-name="Text_20_body" style:list-style-name="L44"/>
    <style:style style:name="T1" style:family="text">
      <style:text-properties officeooo:rsid="000d10b5"/>
    </style:style>
    <style:style style:name="T2" style:family="text">
      <style:text-properties officeooo:rsid="00028a5b"/>
    </style:style>
    <style:style style:name="T3" style:family="text">
      <style:text-properties officeooo:rsid="0001aef3"/>
    </style:style>
    <style:style style:name="T4" style:family="text">
      <style:text-properties officeooo:rsid="00133515"/>
    </style:style>
    <style:style style:name="T5" style:family="text">
      <style:text-properties officeooo:rsid="0015b1b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📘 <text:span text:style-name="Strong_20_Emphasis">Règles officielles – Le Cabinet (Version actualisée 2025)</text:span></text:h>
      <text:p text:style-name="Text_20_body"><text:span text:style-name="Emphasis">(Version prête à diffuser à des joueurs et à des testeurs)</text:span></text:p>
      <text:p text:style-name="Horizontal_20_Line"/>
      <text:h text:style-name="Heading_20_1" text:outline-level="1">🎯 <text:span text:style-name="Strong_20_Emphasis">But du jeu</text:span></text:h>
      <text:p text:style-name="Text_20_body">Les joueurs incarnent collectivement les membres d’un <text:span text:style-name="Strong_20_Emphasis">cabinet ministériel</text:span> qui tente de gouverner dans un contexte instable : crises, pressions économiques, contestation sociale et montée de l’opposition.</text:p>
      <text:p text:style-name="Text_20_body">Le but commun est de <text:span text:style-name="Strong_20_Emphasis">maintenir la stabilité politique</text:span> et d’éviter une <text:span text:style-name="Strong_20_Emphasis">victoire de l’opposition</text:span> aux élections.</text:p>
      <text:p text:style-name="Text_20_body">Un joueur peut également devenir <text:span text:style-name="Strong_20_Emphasis">Premier ministre</text:span> si la partie se rend aux élections sans effondrement.</text:p>
      <text:p text:style-name="Horizontal_20_Line"/>
      <text:h text:style-name="Heading_20_1" text:outline-level="1">🔥 <text:span text:style-name="Strong_20_Emphasis">Les trois conditions de victoire</text:span></text:h>
      <text:p text:style-name="Text_20_body">Le jeu se gagne ou se perd collectivement avant de déterminer un gagnant individuel.</text:p>
      <text:h text:style-name="Heading_20_2" text:outline-level="2"><text:span text:style-name="Strong_20_Emphasis">1. Condition de survie du cabinet</text:span></text:h>
      <text:p text:style-name="Text_20_body">La partie continue si, en fin de tour :</text:p>
      <text:list text:style-name="L24">
        <text:list-item>
          <text:p text:style-name="P34">le <text:span text:style-name="Strong_20_Emphasis">capital collectif</text:span> (force politique du cabinet) reste supérieur au <text:span text:style-name="Strong_20_Emphasis">capital politique de l’opposition</text:span>,</text:p>
        </text:list-item>
        <text:list-item>
          <text:p text:style-name="P34">aucun <text:span text:style-name="Strong_20_Emphasis">axe de tension</text:span> n’a atteint son seuil critique,</text:p>
        </text:list-item>
        <text:list-item>
          <text:p text:style-name="P34">aucune condition de <text:span text:style-name="Strong_20_Emphasis">crise majeure</text:span> n’est déclenchée.</text:p>
        </text:list-item>
      </text:list>
      <text:p text:style-name="Text_20_body">Si cette condition échoue → <text:span text:style-name="Strong_20_Emphasis">défaite collective immédiate</text:span>.</text:p>
      <text:p text:style-name="Text_20_body">C’est la condition fondamentale : <text:span text:style-name="Strong_20_Emphasis">le cabinet doit toujours rester plus crédible que l’opposition</text:span>.</text:p>
      <text:p text:style-name="Horizontal_20_Line"/>
      <text:h text:style-name="Heading_20_2" text:outline-level="2"><text:span text:style-name="Strong_20_Emphasis">2. Condition d’“éligibilité PM”</text:span></text:h>
      <text:p text:style-name="Text_20_body">À la fin d’un mandat complet (tour final), les joueurs ayant :</text:p>
      <text:list text:style-name="L25">
        <text:list-item>
          <text:p text:style-name="P35"><text:soft-page-break/>un <text:span text:style-name="Strong_20_Emphasis">capital politique individuel</text:span> supérieur à la moyenne + un demi-écart-type,<text:line-break/>deviennent <text:span text:style-name="Strong_20_Emphasis">éligibles</text:span> au poste de PM.</text:p>
        </text:list-item>
      </text:list>
      <text:p text:style-name="Horizontal_20_Line"/>
      <text:h text:style-name="Heading_20_2" text:outline-level="2"><text:span text:style-name="Strong_20_Emphasis">3. Condition “Meilleur candidat”</text:span></text:h>
      <text:p text:style-name="Text_20_body">Parmi les éligibles, celui qui dépasse la moyenne de deux écarts-types (1,5 à 2 selon la variante) devient <text:span text:style-name="Strong_20_Emphasis">Premier ministre élu</text:span>.</text:p>
      <text:p text:style-name="Text_20_body">Sinon → égalité, ou congrès hors-jeu.</text:p>
      <text:p text:style-name="Horizontal_20_Line"/>
      <text:h text:style-name="Heading_20_1" text:outline-level="1">🧭 <text:span text:style-name="Strong_20_Emphasis">Les axes de tension</text:span></text:h>
      <text:p text:style-name="Text_20_body">Le pays est représenté par un ensemble d’axes à valeur numérique (0–10).<text:line-break/>Chaque axe représente un risque sociétal, économique ou institutionnel.</text:p>
      <text:p text:style-name="Text_20_body">Dans la version actualisée du jeu, les axes canonisés sont :</text:p>
      <text:list text:style-name="L26">
        <text:list-item>
          <text:p text:style-name="P36"><text:span text:style-name="Strong_20_Emphasis">social</text:span></text:p>
        </text:list-item>
        <text:list-item>
          <text:p text:style-name="P36"><text:span text:style-name="Strong_20_Emphasis">économique</text:span></text:p>
        </text:list-item>
        <text:list-item>
          <text:p text:style-name="P36"><text:span text:style-name="Strong_20_Emphasis">environnemental</text:span></text:p>
        </text:list-item>
        <text:list-item>
          <text:p text:style-name="P36"><text:span text:style-name="Strong_20_Emphasis">institutionnel</text:span></text:p>
        </text:list-item>
      </text:list>
      <text:p text:style-name="Text_20_body">Chaque axe a :</text:p>
      <text:list text:style-name="L27">
        <text:list-item>
          <text:p text:style-name="P37">une <text:span text:style-name="Strong_20_Emphasis">valeur courante</text:span> (0 à 10),</text:p>
        </text:list-item>
        <text:list-item>
          <text:p text:style-name="P37">un <text:span text:style-name="Strong_20_Emphasis">seuil de crise</text:span> (généralement 8 ou 9),</text:p>
        </text:list-item>
        <text:list-item>
          <text:p text:style-name="P37">un effet direct sur la crédibilité du gouvernement et sur les missions de l’opposition.</text:p>
        </text:list-item>
      </text:list>
      <text:h text:style-name="Heading_20_3" text:outline-level="3">🌡️ Échelle narrative</text:h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Heading">Valeur</text:p>
            </table:table-cell>
            <table:table-cell table:style-name="Tableau1.A1" office:value-type="string">
              <text:p text:style-name="Table_20_Heading">Situation</text:p>
            </table:table-cell>
          </table:table-row>
        </table:table-header-rows>
        <table:table-row>
          <table:table-cell table:style-name="Tableau1.A1" office:value-type="string">
            <text:p text:style-name="Table_20_Contents">0–2</text:p>
          </table:table-cell>
          <table:table-cell table:style-name="Tableau1.A1" office:value-type="string">
            <text:p text:style-name="Table_20_Contents">Situation stable, confiance</text:p>
          </table:table-cell>
        </table:table-row>
        <table:table-row>
          <table:table-cell table:style-name="Tableau1.A1" office:value-type="string">
            <text:p text:style-name="Table_20_Contents">3–4</text:p>
          </table:table-cell>
          <table:table-cell table:style-name="Tableau1.A1" office:value-type="string">
            <text:p text:style-name="Table_20_Contents">Avertissements, tensions modérées</text:p>
          </table:table-cell>
        </table:table-row>
        <table:table-row>
          <table:table-cell table:style-name="Tableau1.A1" office:value-type="string">
            <text:p text:style-name="Table_20_Contents">5–6</text:p>
          </table:table-cell>
          <table:table-cell table:style-name="Tableau1.A1" office:value-type="string">
            <text:p text:style-name="Table_20_Contents">Instabilité, inquiétude sociale</text:p>
          </table:table-cell>
        </table:table-row>
        <table:table-row>
          <table:table-cell table:style-name="Tableau1.A1" office:value-type="string">
            <text:p text:style-name="Table_20_Contents">7–8</text:p>
          </table:table-cell>
          <table:table-cell table:style-name="Tableau1.A1" office:value-type="string">
            <text:p text:style-name="Table_20_Contents">Crise ouverte, perte de contrôle</text:p>
          </table:table-cell>
        </table:table-row>
        <table:table-row>
          <table:table-cell table:style-name="Tableau1.A1" office:value-type="string">
            <text:p text:style-name="Table_20_Contents">9–10</text:p>
          </table:table-cell>
          <table:table-cell table:style-name="Tableau1.A1" office:value-type="string">
            <text:p text:style-name="Table_20_Contents">Effondrement → <text:span text:style-name="Strong_20_Emphasis">défaite immédiate</text:span></text:p>
          </table:table-cell>
        </table:table-row>
      </table:table>
      <text:p text:style-name="Horizontal_20_Line"/>
      <text:h text:style-name="Heading_20_1" text:outline-level="1"><text:soft-page-break/>💰 <text:span text:style-name="Strong_20_Emphasis">Économie d’État</text:span></text:h>
      <text:p text:style-name="Text_20_body">L’économie est modélisée par :</text:p>
      <text:list text:style-name="L28">
        <text:list-item>
          <text:p text:style-name="P38"><text:span text:style-name="Strong_20_Emphasis">recettes</text:span> (bases : particuliers, entreprises, ressources),</text:p>
        </text:list-item>
        <text:list-item>
          <text:p text:style-name="P38"><text:span text:style-name="Strong_20_Emphasis">dépenses</text:span> (santé, social, infrastructures, etc.),</text:p>
        </text:list-item>
        <text:list-item>
          <text:p text:style-name="P38"><text:span text:style-name="Strong_20_Emphasis">solde budgétaire</text:span>,</text:p>
        </text:list-item>
        <text:list-item>
          <text:p text:style-name="P38"><text:span text:style-name="Strong_20_Emphasis">dette</text:span>,</text:p>
        </text:list-item>
        <text:list-item>
          <text:p text:style-name="P38"><text:span text:style-name="Strong_20_Emphasis">capacité administrative</text:span>.</text:p>
        </text:list-item>
      </text:list>
      <text:p text:style-name="Text_20_body">À chaque tour :</text:p>
      <text:list text:style-name="L29">
        <text:list-item>
          <text:p text:style-name="P39">Les <text:span text:style-name="Strong_20_Emphasis">événements mondiaux</text:span> modifient recettes, dépenses et axes.</text:p>
        </text:list-item>
        <text:list-item>
          <text:p text:style-name="P39">Les <text:span text:style-name="Strong_20_Emphasis">mesures adoptées</text:span> par le cabinet influencent durablement la trajectoire.</text:p>
        </text:list-item>
        <text:list-item>
          <text:p text:style-name="P39">Les <text:span text:style-name="Strong_20_Emphasis">rétroactions</text:span> (récession → baisse recettes, crise sociale → hausse dépenses) sont intégrées dans le moteur.</text:p>
        </text:list-item>
        <text:list-item>
          <text:p text:style-name="P39">Une capacité administrative insuffisante limite le nombre de cartes réalisables.</text:p>
        </text:list-item>
      </text:list>
      <text:p text:style-name="Horizontal_20_Line"/>
      <text:h text:style-name="Heading_20_1" text:outline-level="1">🎴 <text:span text:style-name="Strong_20_Emphasis">Les cartes</text:span></text:h>
      <text:h text:style-name="Heading_20_3" text:outline-level="3">Le paquet contient quatre grandes familles :</text:h>
      <text:h text:style-name="Heading_20_3" text:outline-level="3"><text:span text:style-name="Strong_20_Emphasis">1. Mesures</text:span></text:h>
      <text:p text:style-name="Text_20_body">Cartes jouées dans le programme.</text:p>
      <text:p text:style-name="Text_20_body">Effets possibles :<text:line-break/>→ modifier axes, modifier recettes/dépenses, restructurations, programmes sociaux, réformes institutionnelles, actions environnementales.</text:p>
      <text:h text:style-name="Heading_20_3" text:outline-level="3"><text:span text:style-name="Strong_20_Emphasis">2. Cartes d’amendement</text:span></text:h>
      <text:p text:style-name="Text_20_body">S’appliquent après le vote :</text:p>
      <text:list text:style-name="L30">
        <text:list-item>
          <text:p text:style-name="P40">plafonds budgétaires,</text:p>
        </text:list-item>
        <text:list-item>
          <text:p text:style-name="P40">réordonnancement,</text:p>
        </text:list-item>
        <text:list-item>
          <text:p text:style-name="P40">atténuation des effets négatifs,</text:p>
        </text:list-item>
        <text:list-item>
          <text:p text:style-name="P40">bonus contextuels,</text:p>
        </text:list-item>
        <text:list-item>
          <text:p text:style-name="P40">filtres (bloquer certaines mesures).</text:p>
        </text:list-item>
      </text:list>
      <text:h text:style-name="Heading_20_3" text:outline-level="3"><text:soft-page-break/><text:span text:style-name="Strong_20_Emphasis">3. Cartes d’influence</text:span></text:h>
      <text:p text:style-name="Text_20_body">Effets immédiats sur :</text:p>
      <text:list text:style-name="L31">
        <text:list-item>
          <text:p text:style-name="P41">capital collectif,</text:p>
        </text:list-item>
        <text:list-item>
          <text:p text:style-name="P41">capital individuel,</text:p>
        </text:list-item>
        <text:list-item>
          <text:p text:style-name="P41">gestion du conseil,</text:p>
        </text:list-item>
        <text:list-item>
          <text:p text:style-name="P41">votes.</text:p>
        </text:list-item>
      </text:list>
      <text:h text:style-name="Heading_20_3" text:outline-level="3"><text:span text:style-name="Strong_20_Emphasis">4. Cartes spéciales (procédure)</text:span></text:h>
      <text:p text:style-name="Text_20_body">Peuvent intervenir n’importe quand :</text:p>
      <text:list text:style-name="L32">
        <text:list-item>
          <text:p text:style-name="P42">scandale,</text:p>
        </text:list-item>
        <text:list-item>
          <text:p text:style-name="P42">remaniement,</text:p>
        </text:list-item>
        <text:list-item>
          <text:p text:style-name="P42">censure,</text:p>
        </text:list-item>
        <text:list-item>
          <text:p text:style-name="P42">double voix,</text:p>
        </text:list-item>
        <text:list-item>
          <text:p text:style-name="P42">transfert de capital,</text:p>
        </text:list-item>
        <text:list-item>
          <text:p text:style-name="P42">crise interne.</text:p>
        </text:list-item>
      </text:list>
      <text:p text:style-name="Horizontal_20_Line"/>
      <text:h text:style-name="Heading_20_1" text:outline-level="1">🏛️ <text:span text:style-name="Strong_20_Emphasis">Déroulement d’un tour</text:span></text:h>
      <text:p text:style-name="Text_20_body">Un tour comprend <text:span text:style-name="Strong_20_Emphasis">6 phases</text:span>.</text:p>
      <text:p text:style-name="Horizontal_20_Line"/>
      <text:h text:style-name="Heading_20_2" text:outline-level="2"><text:span text:style-name="Strong_20_Emphasis">1. Phase Monde — Événement mondial</text:span></text:h>
      <text:p text:style-name="Text_20_body">Le PM (ordinateur) tire un événement :</text:p>
      <text:list text:style-name="L33">
        <text:list-item>
          <text:p text:style-name="P43">modifie axes (social, économique, environnement, institutionnel),</text:p>
        </text:list-item>
        <text:list-item>
          <text:p text:style-name="P43">modifie recettes/dépenses ou dette,</text:p>
        </text:list-item>
        <text:list-item>
          <text:p text:style-name="P43">peut améliorer ou affaiblir l’opposition,</text:p>
        </text:list-item>
        <text:list-item>
          <text:p text:style-name="P43">déclenche parfois des effets critiques (hausse taux, crise bancaire, catastrophe naturelle, tensions commerciales).</text:p>
        </text:list-item>
      </text:list>
      <text:p text:style-name="Text_20_body">Cet événement définit <text:span text:style-name="Strong_20_Emphasis">le contexte du tour</text:span>.</text:p>
      <text:p text:style-name="Horizontal_20_Line"/>
      <text:h text:style-name="Heading_20_2" text:outline-level="2"><text:soft-page-break/><text:span text:style-name="Strong_20_Emphasis">2. Phase Conseil des ministres</text:span></text:h>
      <text:p text:style-name="Text_20_body">Les joueurs :</text:p>
      <text:list text:style-name="L34">
        <text:list-item>
          <text:p text:style-name="P44">discutent,</text:p>
        </text:list-item>
        <text:list-item>
          <text:p text:style-name="P44">proposent des cartes,</text:p>
        </text:list-item>
        <text:list-item>
          <text:p text:style-name="P44">retirent ou modifient leurs propositions,</text:p>
        </text:list-item>
        <text:list-item>
          <text:p text:style-name="P44">négocient l’équilibre politique du programme.</text:p>
        </text:list-item>
      </text:list>
      <text:p text:style-name="Text_20_body">Chaque carte déposée indique son <text:span text:style-name="Strong_20_Emphasis">auteur</text:span>, ce qui compte dans les scores finaux.</text:p>
      <text:p text:style-name="Horizontal_20_Line"/>
      <text:h text:style-name="Heading_20_2" text:outline-level="2"><text:span text:style-name="Strong_20_Emphasis">3. Phase Vote</text:span></text:h>
      <text:p text:style-name="Text_20_body">Tous les joueurs ayant un capital politique &gt; 0 votent.</text:p>
      <text:p text:style-name="Text_20_body">Leur vote est pondéré par leur capital.</text:p>
      <text:list text:style-name="L35">
        <text:list-item>
          <text:p text:style-name="P45">majorité simple → programme adopté,</text:p>
        </text:list-item>
        <text:list-item>
          <text:p text:style-name="P45">sinon retour au conseil pour ajustements.</text:p>
        </text:list-item>
      </text:list>
      <text:p text:style-name="Horizontal_20_Line"/>
      <text:h text:style-name="Heading_20_2" text:outline-level="2"><text:span text:style-name="Strong_20_Emphasis">4. Phase Amendements</text:span></text:h>
      <text:p text:style-name="Text_20_body">Une fois adopté, le programme subit les amendements :</text:p>
      <text:list text:style-name="L36">
        <text:list-item>
          <text:p text:style-name="P46">caps budgétaires,</text:p>
        </text:list-item>
        <text:list-item>
          <text:p text:style-name="P46">rabais / hausses de coûts,</text:p>
        </text:list-item>
        <text:list-item>
          <text:p text:style-name="P46">atténuations ou bonus,</text:p>
        </text:list-item>
        <text:list-item>
          <text:p text:style-name="P46">réordonnancement,</text:p>
        </text:list-item>
        <text:list-item>
          <text:p text:style-name="P46">effets conditionnels.</text:p>
        </text:list-item>
      </text:list>
      <text:p text:style-name="Horizontal_20_Line"/>
      <text:h text:style-name="Heading_20_2" text:outline-level="2"><text:span text:style-name="Strong_20_Emphasis">5. Phase Exécution</text:span></text:h>
      <text:p text:style-name="Text_20_body">Le programme (après amendements) est exécuté dans l’ordre prévu.</text:p>
      <text:list text:style-name="L37">
        <text:list-item>
          <text:p text:style-name="P47">application des recettes et réallocations,</text:p>
        </text:list-item>
        <text:list-item>
          <text:p text:style-name="P47">dépenses et mesures structurelles,</text:p>
        </text:list-item>
        <text:list-item>
          <text:p text:style-name="P47">effets sociétaux,</text:p>
        </text:list-item>
        <text:list-item>
          <text:p text:style-name="P47">application des cartes spéciales (ex : scandale, remaniement, transferts de capital).</text:p>
        </text:list-item>
      </text:list>
      <text:p text:style-name="Text_20_body"><text:soft-page-break/>Le moteur journalise chaque effet.</text:p>
      <text:p text:style-name="Horizontal_20_Line"/>
      <text:h text:style-name="Heading_20_2" text:outline-level="2"><text:span text:style-name="Strong_20_Emphasis">6. Phase Analyse &amp; Opposition (nouveau – système T700)</text:span></text:h>
      <text:p text:style-name="Text_20_body">À la fin du tour :</text:p>
      <text:h text:style-name="Heading_20_3" text:outline-level="3">✔ Analyse automatique de l'État</text:h>
      <text:p text:style-name="Text_20_body">Inspirée d’un “Institut de statistique” fictif.</text:p>
      <text:p text:style-name="Text_20_body">Elle calcule :</text:p>
      <text:list text:style-name="L38">
        <text:list-item>
          <text:p text:style-name="P48">l’évolution globale des axes,</text:p>
        </text:list-item>
        <text:list-item>
          <text:p text:style-name="P48">la tendance économique,</text:p>
        </text:list-item>
        <text:list-item>
          <text:p text:style-name="P48">l’évolution du solde,</text:p>
        </text:list-item>
        <text:list-item>
          <text:p text:style-name="P48">les progrès ou détériorations.</text:p>
        </text:list-item>
      </text:list>
      <text:p text:style-name="Text_20_body">Cette analyse sert de base à…</text:p>
      <text:h text:style-name="Heading_20_3" text:outline-level="3">✔ Mise à jour du capital collectif et du capital de l’opposition</text:h>
      <text:p text:style-name="Text_20_body">Un delta est appliqué selon :</text:p>
      <text:list text:style-name="L39">
        <text:list-item>
          <text:p text:style-name="P49">réussite / échec du tour,</text:p>
        </text:list-item>
        <text:list-item>
          <text:p text:style-name="P49">détérioration durable des axes,</text:p>
        </text:list-item>
        <text:list-item>
          <text:p text:style-name="P49">mauvaise gestion du déficit,</text:p>
        </text:list-item>
        <text:list-item>
          <text:p text:style-name="P49">crises institutionnelles,</text:p>
        </text:list-item>
        <text:list-item>
          <text:p text:style-name="P49">momentum de l’opposition (adhésion publique).</text:p>
        </text:list-item>
      </text:list>
      <text:p text:style-name="Text_20_body">La comparaison <text:span text:style-name="Strong_20_Emphasis">capital collectif vs capital opposition</text:span> détermine :</text:p>
      <text:list text:style-name="L40">
        <text:list-item>
          <text:p text:style-name="P50">si le gouvernement continue,</text:p>
        </text:list-item>
        <text:list-item>
          <text:p text:style-name="P50">ou si l’opposition l’emporte → <text:span text:style-name="Strong_20_Emphasis">défaite collective</text:span>.</text:p>
        </text:list-item>
      </text:list>
      <text:h text:style-name="Heading_20_3" text:outline-level="3">✔ Génération dynamique des missions de l’opposition</text:h>
      <text:p text:style-name="Text_20_body">Le moteur produit 1–3 missions selon :</text:p>
      <text:list text:style-name="L41">
        <text:list-item>
          <text:p text:style-name="P51">score des axes,</text:p>
        </text:list-item>
        <text:list-item>
          <text:p text:style-name="P51">solde économique,</text:p>
        </text:list-item>
        <text:list-item>
          <text:p text:style-name="P51">tendances négatives,</text:p>
        </text:list-item>
        <text:list-item>
          <text:p text:style-name="P51">signaux faibles (retour d’un scandale, tensions sociales, crise environnementale).</text:p>
        </text:list-item>
      </text:list>
      <text:p text:style-name="Text_20_body"><text:soft-page-break/>Ces missions constituent l’agenda politique de l’opposition pour le prochain tour.</text:p>
      <text:p text:style-name="Horizontal_20_Line"/>
      <text:h text:style-name="Heading_20_1" text:outline-level="1">🗳️ <text:span text:style-name="Strong_20_Emphasis">Traçabilité et scores</text:span></text:h>
      <text:h text:style-name="Heading_20_3" text:outline-level="3">✔ Score collectif</text:h>
      <text:list text:style-name="L42">
        <text:list-item>
          <text:p text:style-name="P52">variation globale des axes,</text:p>
        </text:list-item>
        <text:list-item>
          <text:p text:style-name="P52">discipline budgétaire,</text:p>
        </text:list-item>
        <text:list-item>
          <text:p text:style-name="P52">stabilité politique,</text:p>
        </text:list-item>
        <text:list-item>
          <text:p text:style-name="P52">momentum face à l’opposition.</text:p>
        </text:list-item>
      </text:list>
      <text:h text:style-name="Heading_20_3" text:outline-level="3">✔ Score individuel</text:h>
      <text:list text:style-name="L43">
        <text:list-item>
          <text:p text:style-name="P53">capital politique final,</text:p>
        </text:list-item>
        <text:list-item>
          <text:p text:style-name="P53">contribution au capital collectif,</text:p>
        </text:list-item>
        <text:list-item>
          <text:p text:style-name="P53">impact de ses cartes exécutées,</text:p>
        </text:list-item>
        <text:list-item>
          <text:p text:style-name="P53">gestion de son axe prioritaire,</text:p>
        </text:list-item>
        <text:list-item>
          <text:p text:style-name="P53">effets positifs ou négatifs de cartes spéciales.</text:p>
        </text:list-item>
      </text:list>
      <text:p text:style-name="Horizontal_20_Line"/>
      <text:h text:style-name="Heading_20_1" text:outline-level="1">🔚 <text:span text:style-name="Strong_20_Emphasis">Conditions de fin</text:span></text:h>
      <text:p text:style-name="Text_20_body">La partie peut se terminer par :</text:p>
      <text:h text:style-name="Heading_20_3" text:outline-level="3">❌ <text:span text:style-name="Strong_20_Emphasis">Renversement</text:span></text:h>
      <text:p text:style-name="Text_20_body">Si le <text:span text:style-name="Strong_20_Emphasis">capital collectif ≤ capital opposition</text:span> pendant 2 tours.</text:p>
      <text:h text:style-name="Heading_20_3" text:outline-level="3">❌ <text:span text:style-name="Strong_20_Emphasis">Crise majeure</text:span></text:h>
      <text:p text:style-name="Text_20_body">Si un axe ≥ seuil critique.</text:p>
      <text:h text:style-name="Heading_20_3" text:outline-level="3">❌ <text:span text:style-name="Strong_20_Emphasis">Crise institutionnelle extrême</text:span></text:h>
      <text:p text:style-name="Text_20_body">Événement particulier → fin immédiate.</text:p>
      <text:h text:style-name="Heading_20_3" text:outline-level="3">❌ <text:span text:style-name="Strong_20_Emphasis">Élections</text:span> (tour final atteint)</text:h>
      <text:p text:style-name="Text_20_body">→ victoire collective si le cabinet reste plus fort que l’opposition.</text:p>
      <text:h text:style-name="Heading_20_3" text:outline-level="3"><text:soft-page-break/>✔ <text:span text:style-name="Strong_20_Emphasis">Désignation du PM</text:span></text:h>
      <text:p text:style-name="Text_20_body">Selon les règles d’éligibilité.</text:p>
      <text:p text:style-name="Horizontal_20_Line"/>
      <text:h text:style-name="Heading_20_1" text:outline-level="1">🧠 <text:span text:style-name="Strong_20_Emphasis">Philosophie du design</text:span></text:h>
      <text:p text:style-name="Text_20_body">Le jeu repose sur quatre tensions :</text:p>
      <text:list text:style-name="L44">
        <text:list-item>
          <text:p text:style-name="P54"><text:span text:style-name="Strong_20_Emphasis">Action vs attention</text:span><text:line-break/>Les ministres ont des ressources limitées pour agir.</text:p>
        </text:list-item>
        <text:list-item>
          <text:p text:style-name="P54"><text:span text:style-name="Strong_20_Emphasis">Coopération vs rivalités internes</text:span><text:line-break/>On gagne ensemble, mais un seul devient PM.</text:p>
        </text:list-item>
        <text:list-item>
          <text:p text:style-name="P54"><text:span text:style-name="Strong_20_Emphasis">Stabilité vs crises</text:span><text:line-break/>Le moteur simule un monde qui se détériore naturellement.</text:p>
        </text:list-item>
        <text:list-item>
          <text:p text:style-name="P54"><text:span text:style-name="Strong_20_Emphasis">Gouvernement vs opposition</text:span><text:line-break/>Nouvelle dynamique centrale du jeu.</text:p>
        </text:list-item>
      </text:list>
      <text:p text:style-name="Text_20_body">Le système d’analyse et de missions rend l’opposition <text:span text:style-name="Strong_20_Emphasis">vivante, opportuniste et dangereuse</text:span>, empêchant le cabinet de s’installer dans un confort stratégique.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31T13:38:42.598398118</meta:creation-date>
    <dc:date>2025-11-29T16:19:55.612931860</dc:date>
    <meta:editing-duration>P5DT9H12M17S</meta:editing-duration>
    <meta:editing-cycles>11</meta:editing-cycles>
    <meta:generator>LibreOffice/24.2.7.2$Linux_X86_64 LibreOffice_project/420$Build-2</meta:generator>
    <meta:document-statistic meta:table-count="1" meta:image-count="0" meta:object-count="0" meta:page-count="8" meta:paragraph-count="176" meta:word-count="1102" meta:character-count="6965" meta:non-whitespace-character-count="6125"/>
  </office:meta>
</office:document-meta>
</file>